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draw:auto-grow-height="true" fo:min-height="2.923cm"/>
    </style:style>
    <style:style style:name="pr2" style:family="presentation" style:parent-style-name="Default-outline1">
      <style:graphic-properties fo:min-height="11.929cm"/>
    </style:style>
    <style:style style:name="pr3" style:family="presentation" style:parent-style-name="Default-notes">
      <style:graphic-properties draw:fill-color="#ffffff" draw:auto-grow-height="true" fo:min-height="13.364cm"/>
    </style:style>
    <style:style style:name="pr4" style:family="presentation" style:parent-style-name="Default-title">
      <style:graphic-properties fo:min-height="2.923cm"/>
    </style:style>
    <style:style style:name="P1" style:family="paragraph">
      <loext:graphic-properties draw:fill-color="#ffffff"/>
      <style:text-properties fo:font-size="20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</office:automatic-styles>
  <office:body>
    <office:presentation>
      <draw:page draw:name="page1" draw:style-name="dp1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>
          <draw:text-box>
            <text:p>It's no longer I that liveth</text:p>
          </draw:text-box>
        </draw:frame>
        <draw:frame presentation:style-name="pr2" draw:layer="layout" svg:width="28cm" svg:height="10.149cm" svg:x="0cm" svg:y="4.333cm" presentation:class="outline" presentation:user-transformed="true">
          <draw:text-box>
            <text:list text:style-name="L2">
              <text:list-item>
                <text:p>It's no longer I that liveth</text:p>
              </text:list-item>
              <text:list-item>
                <text:p>But Christ that liveth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He lives, he lives</text:p>
              </text:list-item>
              <text:list-item>
                <text:p>Jesus is alive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layer="layout" svg:width="25.199cm" svg:height="2.923cm" svg:x="1.4cm" svg:y="0.696cm" presentation:class="title" presentation:placeholder="true" presentation:user-transformed="true">
          <draw:text-box/>
        </draw:frame>
        <draw:frame presentation:style-name="pr2" draw:layer="layout" svg:width="28cm" svg:height="10.149cm" svg:x="0cm" svg:y="4.333cm" presentation:class="outline" presentation:user-transformed="true">
          <draw:text-box>
            <text:list text:style-name="L2">
              <text:list-item>
                <text:p>It's no longer I that liveth</text:p>
              </text:list-item>
              <text:list-item>
                <text:p>But Christ that liveth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1" draw:layer="layout" svg:width="28cm" svg:height="2.923cm" svg:x="0cm" svg:y="0.696cm" presentation:class="title" presentation:placeholder="true">
          <draw:text-box/>
        </draw:frame>
        <draw:frame presentation:style-name="pr2" draw:layer="layout" svg:width="28cm" svg:height="13cm" svg:x="0cm" svg:y="4.333cm" presentation:class="outline">
          <draw:text-box>
            <text:list text:style-name="L2">
              <text:list-item>
                <text:p>He lives, he lives</text:p>
              </text:list-item>
              <text:list-item>
                <text:p>Jesus is alive in me</text:p>
              </text:list-item>
              <text:list-item>
                <text:p>It's no longer I that liveth</text:p>
              </text:list-item>
              <text:list-item>
                <text:p>But Christ that liveth in me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5cm" svg:x="3.075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Verdana" svg:font-family="Verdana" style:font-family-generic="roman" style:font-pitch="variable"/>
    <style:font-face style:name="Verdana1" svg:font-family="Verdana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f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n" fo:country="A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f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number text:level="1" style:num-format="">
            <style:list-level-properties text:space-before="0.3cm"/>
            <style:text-properties style:use-window-font-color="true" fo:font-size="45%"/>
          </text:list-level-style-number>
          <text:list-level-style-number text:level="2" style:num-format="">
            <style:list-level-properties text:space-before="1.5cm"/>
            <style:text-properties style:use-window-font-color="true" fo:font-size="75%"/>
          </text:list-level-style-number>
          <text:list-level-style-number text:level="3" style:num-format="">
            <style:list-level-properties text:space-before="2.8cm"/>
            <style:text-properties style:use-window-font-color="true" fo:font-size="45%"/>
          </text:list-level-style-number>
          <text:list-level-style-number text:level="4" style:num-format="">
            <style:list-level-properties text:space-before="4.2cm"/>
            <style:text-properties style:use-window-font-color="true" fo:font-size="75%"/>
          </text:list-level-style-number>
          <text:list-level-style-number text:level="5" style:num-format="">
            <style:list-level-properties text:space-before="5.4cm"/>
            <style:text-properties style:use-window-font-color="true" fo:font-size="45%"/>
          </text:list-level-style-number>
          <text:list-level-style-number text:level="6" style:num-format="">
            <style:list-level-properties text:space-before="6.6cm"/>
            <style:text-properties style:use-window-font-color="true" fo:font-size="45%"/>
          </text:list-level-style-number>
          <text:list-level-style-number text:level="7" style:num-format="">
            <style:list-level-properties text:space-before="7.8cm"/>
            <style:text-properties style:use-window-font-color="true" fo:font-size="45%"/>
          </text:list-level-style-number>
          <text:list-level-style-number text:level="8" style:num-format="">
            <style:list-level-properties text:space-before="9cm"/>
            <style:text-properties style:use-window-font-color="true" fo:font-size="45%"/>
          </text:list-level-style-number>
          <text:list-level-style-number text:level="9" style:num-format="">
            <style:list-level-properties text:space-before="10.2cm"/>
            <style:text-properties style:use-window-font-color="true" fo:font-size="45%"/>
          </text:list-level-style-number>
          <text:list-level-style-number text:level="10" style:num-format="">
            <style:list-level-properties text:space-before="11.4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14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Default-outline3" style:family="presentation" style:parent-style-name="Default-outline2">
      <style:paragraph-properties fo:margin-left="0cm" fo:margin-right="0cm" fo:margin-top="0cm" fo:margin-bottom="0.248cm" fo:text-indent="0cm"/>
      <style:text-properties fo:font-size="20pt" style:font-size-asian="24pt" style:font-size-complex="24pt"/>
    </style:style>
    <style:style style:name="Default-outline4" style:family="presentation" style:parent-style-name="Default-outline3">
      <style:paragraph-properties fo:margin-left="0cm" fo:margin-right="0cm" fo:margin-top="0cm" fo:margin-bottom="0.164cm" fo:text-indent="0cm"/>
      <style:text-properties fo:font-size="16.7000007629395pt" style:font-size-asian="20pt" style:font-size-complex="20pt"/>
    </style:style>
    <style:style style:name="Default-outline5" style:family="presentation" style:parent-style-name="Default-outline4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6" style:family="presentation" style:parent-style-name="Default-outline5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7" style:family="presentation" style:parent-style-name="Default-outline6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8" style:family="presentation" style:parent-style-name="Default-outline7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outline9" style:family="presentation" style:parent-style-name="Default-outline8">
      <style:paragraph-properties fo:margin-left="0cm" fo:margin-right="0cm" fo:margin-top="0cm" fo:margin-bottom="0.081cm" fo:text-indent="0cm"/>
      <style:text-properties fo:font-size="16.7000007629395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style style:name="ChoirMass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ChoirMass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ChoirMass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8.1000003814697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8.1000003814697pt" style:font-style-asian="normal" style:font-weight-asian="normal" style:font-name-complex="Lohit Hindi" style:font-family-complex="'Lohit Hindi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ChoirMass-outline1" style:family="presentation">
      <style:graphic-properties draw:stroke="none" draw:fill="none" draw:auto-grow-height="false" draw:fit-to-size="shrink-to-fit">
        <text:list-style style:name="ChoirMass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16cm" fo:text-align="center" fo:text-indent="0cm"/>
      <style:text-properties fo:color="#ffffff" style:text-outline="false" style:text-line-through-style="none" style:text-line-through-type="none" style:font-name="Verdana1" fo:font-family="Verdana" style:font-family-generic="swiss" style:font-pitch="variable" fo:font-size="3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ChoirMass-outline2" style:family="presentation" style:parent-style-name="ChoirMass-outline1">
      <style:paragraph-properties fo:margin-left="0cm" fo:margin-right="0cm" fo:margin-top="0cm" fo:margin-bottom="0.333cm" fo:text-indent="0cm"/>
      <style:text-properties fo:font-size="23.3999996185303pt" style:font-size-asian="28pt" style:font-size-complex="28pt"/>
    </style:style>
    <style:style style:name="ChoirMass-outline3" style:family="presentation" style:parent-style-name="ChoirMass-outline2">
      <style:paragraph-properties fo:margin-left="0cm" fo:margin-right="0cm" fo:margin-top="0cm" fo:margin-bottom="0.249cm" fo:text-indent="0cm"/>
      <style:text-properties fo:font-size="20pt" style:font-size-asian="24pt" style:font-size-complex="24pt"/>
    </style:style>
    <style:style style:name="ChoirMass-outline4" style:family="presentation" style:parent-style-name="ChoirMass-outline3">
      <style:paragraph-properties fo:margin-left="0cm" fo:margin-right="0cm" fo:margin-top="0cm" fo:margin-bottom="0.166cm" fo:text-indent="0cm"/>
      <style:text-properties fo:font-size="16.7000007629395pt" style:font-size-asian="20pt" style:font-size-complex="20pt"/>
    </style:style>
    <style:style style:name="ChoirMass-outline5" style:family="presentation" style:parent-style-name="ChoirMass-outline4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6" style:family="presentation" style:parent-style-name="ChoirMass-outline5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7" style:family="presentation" style:parent-style-name="ChoirMass-outline6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8" style:family="presentation" style:parent-style-name="ChoirMass-outline7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outline9" style:family="presentation" style:parent-style-name="ChoirMass-outline8">
      <style:paragraph-properties fo:margin-left="0cm" fo:margin-right="0cm" fo:margin-top="0cm" fo:margin-bottom="0.083cm" fo:text-indent="0cm"/>
      <style:text-properties fo:font-size="16.7000007629395pt" style:font-size-asian="20pt" style:font-size-complex="20pt"/>
    </style:style>
    <style:style style:name="ChoirMass-subtitle" style:family="presentation">
      <style:graphic-properties draw:stroke="none" draw:fill="none" draw:textarea-vertical-align="middle">
        <text:list-style style:name="ChoirMass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ChoirMass-title" style:family="presentation">
      <style:graphic-properties draw:stroke="none" draw:fill="none" draw:textarea-vertical-align="middle">
        <text:list-style style:name="ChoirMass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66" style:text-outline="false" style:text-line-through-style="none" style:text-line-through-type="none" style:font-name="Verdana1" fo:font-family="Verdana" style:font-family-generic="swiss" style:font-pitch="variable" fo:font-size="33.2999992370605pt" fo:font-style="normal" fo:text-shadow="none" style:text-underline-style="none" fo:font-weight="bold" style:letter-kerning="true" style:font-name-asian="DejaVu Sans" style:font-family-asian="'DejaVu Sans'" style:font-family-generic-asian="system" style:font-pitch-asian="variable" style:font-size-asian="40pt" style:font-style-asian="normal" style:font-weight-asian="bold" style:font-name-complex="Lohit Hindi" style:font-family-complex="'Lohit Hindi'" style:font-family-generic-complex="system" style:font-pitch-complex="variable" style:font-size-complex="40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7.5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outline1">
      <style:graphic-properties fo:min-height="12.17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ChoirMass-outline1">
      <style:graphic-properties fo:min-height="12.179cm"/>
    </style:style>
    <style:style style:name="Mpr5" style:family="presentation" style:parent-style-name="ChoirMass-backgroundobjects">
      <style:graphic-properties draw:stroke="none" draw:fill="none" draw:fill-color="#ffffff" draw:auto-grow-height="false" fo:min-height="1.485cm"/>
    </style:style>
    <style:style style:name="Mpr6" style:family="presentation" style:parent-style-name="ChoirMass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space-before="0.3cm"/>
        <style:text-properties style:use-window-font-color="true" fo:font-size="45%"/>
      </text:list-level-style-number>
      <text:list-level-style-number text:level="2" style:num-format="">
        <style:list-level-properties text:space-before="1.5cm"/>
        <style:text-properties style:use-window-font-color="true" fo:font-size="75%"/>
      </text:list-level-style-number>
      <text:list-level-style-number text:level="3" style:num-format="">
        <style:list-level-properties text:space-before="2.8cm"/>
        <style:text-properties style:use-window-font-color="true" fo:font-size="45%"/>
      </text:list-level-style-number>
      <text:list-level-style-number text:level="4" style:num-format="">
        <style:list-level-properties text:space-before="4.2cm"/>
        <style:text-properties style:use-window-font-color="true" fo:font-size="75%"/>
      </text:list-level-style-number>
      <text:list-level-style-number text:level="5" style:num-format="">
        <style:list-level-properties text:space-before="5.4cm"/>
        <style:text-properties style:use-window-font-color="true" fo:font-size="45%"/>
      </text:list-level-style-number>
      <text:list-level-style-number text:level="6" style:num-format="">
        <style:list-level-properties text:space-before="6.6cm"/>
        <style:text-properties style:use-window-font-color="true" fo:font-size="45%"/>
      </text:list-level-style-number>
      <text:list-level-style-number text:level="7" style:num-format="">
        <style:list-level-properties text:space-before="7.8cm"/>
        <style:text-properties style:use-window-font-color="true" fo:font-size="45%"/>
      </text:list-level-style-number>
      <text:list-level-style-number text:level="8" style:num-format="">
        <style:list-level-properties text:space-before="9cm"/>
        <style:text-properties style:use-window-font-color="true" fo:font-size="45%"/>
      </text:list-level-style-number>
      <text:list-level-style-number text:level="9" style:num-format="">
        <style:list-level-properties text:space-before="10.2cm"/>
        <style:text-properties style:use-window-font-color="true" fo:font-size="45%"/>
      </text:list-level-style-number>
      <text:list-level-style-number text:level="10" style:num-format="">
        <style:list-level-properties text:space-before="11.4cm"/>
        <style:text-properties style:use-window-font-color="true" fo:font-size="45%"/>
      </text:list-level-style-number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624cm" svg:x="1cm" svg:y="3.46cm"/>
      <draw:page-thumbnail draw:layer="backgroundobjects" svg:width="8.999cm" svg:height="5.624cm" svg:x="1cm" svg:y="12.036cm"/>
      <draw:page-thumbnail draw:layer="backgroundobjects" svg:width="8.999cm" svg:height="5.624cm" svg:x="1cm" svg:y="20.612cm"/>
      <draw:page-thumbnail draw:layer="backgroundobjects" svg:width="8.999cm" svg:height="5.624cm" svg:x="11cm" svg:y="3.46cm"/>
      <draw:page-thumbnail draw:layer="backgroundobjects" svg:width="8.999cm" svg:height="5.624cm" svg:x="11cm" svg:y="12.036cm"/>
      <draw:page-thumbnail draw:layer="backgroundobjects" svg:width="8.999cm" svg:height="5.624cm" svg:x="11cm" svg:y="20.612cm"/>
    </style:handout-master>
    <style:master-page style:name="Default" style:page-layout-name="PM1" draw:style-name="Mdp1">
      <office:forms form:automatic-focus="false" form:apply-design-mode="false"/>
      <draw:frame presentation:style-name="Default-title" draw:layer="backgroundobjects" svg:width="28cm" svg:height="2.923cm" svg:x="0cm" svg:y="0.696cm" presentation:class="title" presentation:placeholder="true">
        <draw:text-box/>
      </draw:frame>
      <draw:frame presentation:style-name="Mpr1" draw:layer="backgroundobjects" svg:width="28cm" svg:height="13cm" svg:x="0cm" svg:y="4.333cm" presentation:class="outline">
        <draw:text-box>
          <text:list text:style-name="ML2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ChoirMass" style:page-layout-name="PM1" draw:style-name="Mdp1">
      <office:forms form:automatic-focus="false" form:apply-design-mode="false"/>
      <draw:frame presentation:style-name="ChoirMass-title" draw:layer="backgroundobjects" svg:width="28cm" svg:height="2.922cm" svg:x="0cm" svg:y="0.697cm" presentation:class="title" presentation:placeholder="true">
        <draw:text-box/>
      </draw:frame>
      <draw:frame presentation:style-name="Mpr4" draw:layer="backgroundobjects" svg:width="28cm" svg:height="13.167cm" svg:x="0cm" svg:y="4.333cm" presentation:class="outline">
        <draw:text-box>
          <text:list text:style-name="ML4">
            <text:list-item>
              <text:p>Click to edit the outline text format</text:p>
            </text:list-item>
          </text:list>
        </draw:text-box>
      </draw:frame>
      <presentation:notes style:page-layout-name="PM2">
        <office:forms form:automatic-focus="false" form:apply-design-mode="false"/>
        <draw:page-thumbnail presentation:style-name="ChoirMass-title" draw:layer="backgroundobjects" svg:width="14.848cm" svg:height="11.135cm" svg:x="3.075cm" svg:y="2.257cm" presentation:class="page"/>
        <draw:frame presentation:style-name="ChoirMass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Irwin Coelho</meta:initial-creator>
    <meta:creation-date>2013-06-29T13:15:31</meta:creation-date>
    <dc:date>2015-07-04T13:28:24.881575611</dc:date>
    <meta:editing-duration>PT1H54M18S</meta:editing-duration>
    <meta:editing-cycles>27</meta:editing-cycles>
    <meta:generator>LibreOffice/4.4.4.3$Linux_X86_64 LibreOffice_project/40m0$Build-3</meta:generator>
    <meta:document-statistic meta:object-count="42"/>
  </office:meta>
</office:document-meta>
</file>